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5299in"/>
    </style:style>
    <style:style style:name="co2" style:family="table-column">
      <style:table-column-properties fo:break-before="auto" style:column-width="1.01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374in"/>
    </style:style>
    <style:style style:name="co5" style:family="table-column">
      <style:table-column-properties fo:break-before="auto" style:column-width="1.5201in"/>
    </style:style>
    <style:style style:name="co6" style:family="table-column">
      <style:table-column-properties fo:break-before="auto" style:column-width="1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line Assembly, Reserved A &amp; B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est Number</text:p>
          </table:table-cell>
          <table:table-cell office:value-type="string" calcext:value-type="string">
            <text:p>Runtime (ms)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3.82" calcext:value-type="float">
            <text:p>433.82</text:p>
          </table:table-cell>
          <table:table-cell table:formula="of:=AVERAGE([.B2:.B21])" office:value-type="float" office:value="435.228" calcext:value-type="float">
            <text:p>435.2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9.53" calcext:value-type="float">
            <text:p>429.5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8.77" calcext:value-type="float">
            <text:p>428.7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2.84" calcext:value-type="float">
            <text:p>432.8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9.23" calcext:value-type="float">
            <text:p>429.2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5.61" calcext:value-type="float">
            <text:p>425.6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6.22" calcext:value-type="float">
            <text:p>436.2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6.81" calcext:value-type="float">
            <text:p>436.8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6.77" calcext:value-type="float">
            <text:p>426.7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6.33" calcext:value-type="float">
            <text:p>436.3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4.25" calcext:value-type="float">
            <text:p>434.2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6.15" calcext:value-type="float">
            <text:p>436.1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4.16" calcext:value-type="float">
            <text:p>434.1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9.27" calcext:value-type="float">
            <text:p>429.2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4.6" calcext:value-type="float">
            <text:p>434.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7.62" calcext:value-type="float">
            <text:p>437.6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2.42" calcext:value-type="float">
            <text:p>482.4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9.78" calcext:value-type="float">
            <text:p>429.7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7.5" calcext:value-type="float">
            <text:p>447.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2.88" calcext:value-type="float">
            <text:p>422.88</text:p>
          </table:table-cell>
          <table:table-cell/>
        </table:table-row>
      </table:table>
      <table:table table:name="C, Reserved A &amp; B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est #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4.12" calcext:value-type="float">
            <text:p>424.12</text:p>
          </table:table-cell>
          <table:table-cell table:formula="of:=AVERAGE([.B2:.B21])" office:value-type="float" office:value="429.327" calcext:value-type="float">
            <text:p>429.3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9.13" calcext:value-type="float">
            <text:p>429.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1.8" calcext:value-type="float">
            <text:p>431.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7.37" calcext:value-type="float">
            <text:p>427.3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5.69" calcext:value-type="float">
            <text:p>435.6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9.95" calcext:value-type="float">
            <text:p>429.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3.34" calcext:value-type="float">
            <text:p>423.3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7.28" calcext:value-type="float">
            <text:p>427.2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3.98" calcext:value-type="float">
            <text:p>423.9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1.65" calcext:value-type="float">
            <text:p>431.6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2.65" calcext:value-type="float">
            <text:p>432.6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9.58" calcext:value-type="float">
            <text:p>429.5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3.87" calcext:value-type="float">
            <text:p>423.8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7.82" calcext:value-type="float">
            <text:p>417.8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2.21" calcext:value-type="float">
            <text:p>432.2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9.52" calcext:value-type="float">
            <text:p>419.5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8.35" calcext:value-type="float">
            <text:p>438.3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5.77" calcext:value-type="float">
            <text:p>435.7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4.46" calcext:value-type="float">
            <text:p>444.46</text:p>
          </table:table-cell>
          <table:table-cell/>
        </table:table-row>
      </table:table>
      <table:table table:name="C, No Reserved Registers" table:style-name="ta1"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est #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Average (m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9.38" calcext:value-type="float">
            <text:p>429.38</text:p>
          </table:table-cell>
          <table:table-cell table:formula="of:=AVERAGE([.B2:.B21])" office:value-type="float" office:value="440.7145" calcext:value-type="float">
            <text:p>440.71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4.34" calcext:value-type="float">
            <text:p>434.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7.16" calcext:value-type="float">
            <text:p>437.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6.34" calcext:value-type="float">
            <text:p>446.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5.69" calcext:value-type="float">
            <text:p>435.6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8.23" calcext:value-type="float">
            <text:p>428.2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0.36" calcext:value-type="float">
            <text:p>440.3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8.04" calcext:value-type="float">
            <text:p>428.0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2.7" calcext:value-type="float">
            <text:p>462.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2.28" calcext:value-type="float">
            <text:p>432.2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7.55" calcext:value-type="float">
            <text:p>427.5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1.29" calcext:value-type="float">
            <text:p>491.2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2.07" calcext:value-type="float">
            <text:p>462.0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8.8" calcext:value-type="float">
            <text:p>438.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5.35" calcext:value-type="float">
            <text:p>445.3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2.09" calcext:value-type="float">
            <text:p>442.0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6.91" calcext:value-type="float">
            <text:p>436.9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7.56" calcext:value-type="float">
            <text:p>427.5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7.33" calcext:value-type="float">
            <text:p>437.3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0.82" calcext:value-type="float">
            <text:p>430.82</text:p>
          </table:table-cell>
          <table:table-cell/>
        </table:table-row>
      </table:table>
      <table:table table:name="C, Reserved A, B, and PC" table:style-name="ta1"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est #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0.29" calcext:value-type="float">
            <text:p>350.29</text:p>
          </table:table-cell>
          <table:table-cell table:formula="of:=AVERAGE([.B2:.B21])" office:value-type="float" office:value="358.4635" calcext:value-type="float">
            <text:p>358.4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9.79" calcext:value-type="float">
            <text:p>349.7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4.09" calcext:value-type="float">
            <text:p>364.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2.2" calcext:value-type="float">
            <text:p>352.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2.17" calcext:value-type="float">
            <text:p>362.1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7.25" calcext:value-type="float">
            <text:p>357.2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4.85" calcext:value-type="float">
            <text:p>344.8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7.75" calcext:value-type="float">
            <text:p>367.7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1.36" calcext:value-type="float">
            <text:p>361.3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8.12" calcext:value-type="float">
            <text:p>348.1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6.11" calcext:value-type="float">
            <text:p>366.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3.57" calcext:value-type="float">
            <text:p>353.5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0.38" calcext:value-type="float">
            <text:p>350.3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7.1" calcext:value-type="float">
            <text:p>357.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9.88" calcext:value-type="float">
            <text:p>359.8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4.46" calcext:value-type="float">
            <text:p>354.4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8.48" calcext:value-type="float">
            <text:p>358.4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6.87" calcext:value-type="float">
            <text:p>346.8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9.51" calcext:value-type="float">
            <text:p>369.5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5.04" calcext:value-type="float">
            <text:p>395.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13:35:13.234110259</meta:creation-date>
    <dc:date>2022-11-18T14:09:01.170722055</dc:date>
    <meta:editing-duration>PT33M46S</meta:editing-duration>
    <meta:editing-cycles>4</meta:editing-cycles>
    <meta:generator>LibreOffice/7.4.2.3$Linux_X86_64 LibreOffice_project/40$Build-3</meta:generator>
    <meta:document-statistic meta:table-count="4" meta:cell-count="176" meta:object-count="0"/>
  </office:meta>
</office:document-meta>
</file>